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6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7" style:family="paragraph">
      <loext:graphic-properties draw:fill-color="#ff6600" draw:opacity="25%"/>
      <style:paragraph-properties fo:text-align="center"/>
      <style:text-properties fo:font-size="12pt"/>
    </style:style>
    <style:style style:name="P8" style:family="paragraph">
      <loext:graphic-properties draw:fill-color="#801900" draw:opacity="25%"/>
      <style:paragraph-properties fo:text-align="center"/>
      <style:text-properties fo:font-size="12pt"/>
    </style:style>
    <style:style style:name="P9" style:family="paragraph">
      <loext:graphic-properties draw:fill-color="#99ff66" draw:opacity="25%"/>
      <style:paragraph-properties fo:text-align="center"/>
      <style:text-properties fo:font-size="12pt"/>
    </style:style>
    <style:style style:name="P10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4" draw:style-name="gr6" draw:text-style-name="P8" svg:width="0.1335in" svg:height="0.1335in" svg:x="6.3591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7" draw:text-style-name="P9" svg:width="0.1335in" svg:height="0.1335in" svg:x="1.4189in" svg:y="0.411in"><text:p/><draw:enhanced-geometry svg:viewBox="0 0 21600 21600" draw:type="rectangle" draw:enhanced-path="M 0 0 L 21600 0 21600 21600 0 21600 0 0 Z N"/></draw:custom-shape><draw:custom-shape text:anchor-type="paragraph" draw:z-index="13" draw:name="Shape 3" draw:style-name="gr3" draw:text-style-name="P5" svg:width="0.1335in" svg:height="0.1335in" svg:x="3.3925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9" draw:text-style-name="P10" svg:width="0.1335in" svg:height="0.1335in" svg:x="0.39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6" draw:name="Shape 6" draw:style-name="gr2" draw:text-style-name="P4" svg:width="0.1343in" svg:height="0.1343in" svg:x="0.3945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7" draw:name="Shape 43" draw:style-name="gr7" draw:text-style-name="P9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4" draw:name="Shape 4" draw:style-name="gr3" draw:text-style-name="P5" svg:width="0.1335in" svg:height="0.1335in" svg:x="0.3417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10" draw:text-style-name="P11" svg:width="0.1335in" svg:height="0.1335in" svg:x="0.404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5" draw:text-style-name="P7" svg:width="0.1335in" svg:height="0.1335in" svg:x="0.349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5" draw:style-name="gr1" draw:text-style-name="P3" svg:width="0.1343in" svg:height="0.1343in" svg:x="0.4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7" draw:text-style-name="P9" svg:width="0.1335in" svg:height="0.1335in" svg:x="0.40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1" draw:style-name="gr4" draw:text-style-name="P6" svg:width="0.1335in" svg:height="0.1335in" svg:x="0.392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8" draw:text-style-name="P8" svg:width="0.1343in" svg:height="0.1343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5" draw:text-style-name="P7" svg:width="0.1335in" svg:height="0.1335in" svg:x="0.3992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17" draw:name="Shape 7" draw:style-name="gr1" draw:text-style-name="P3" svg:width="0.1343in" svg:height="0.1343in" svg:x="0.4161in" svg:y="0.170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7" draw:text-style-name="P9" svg:width="0.1335in" svg:height="0.1335in" svg:x="0.407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2" draw:style-name="gr3" draw:text-style-name="P5" svg:width="0.1335in" svg:height="0.1335in" svg:x="0.424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45" draw:style-name="gr6" draw:text-style-name="P8" svg:width="0.1335in" svg:height="0.1335in" svg:x="0.4173in" svg:y="0.161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0:51:24.159165990</dc:date>
    <meta:editing-duration>PT1H36M29S</meta:editing-duration>
    <meta:editing-cycles>11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